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1.8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Planilha1" table:style-name="ta1">
        <table:table-column table:style-name="co2" table:default-cell-style-name="Default"/>
        <table:table-column table:style-name="co3" table:number-columns-repeated="2" table:default-cell-style-name="ce1"/>
        <table:table-row table:style-name="ro3">
          <table:table-cell office:value-type="string">
            <text:p>municipio</text:p>
          </table:table-cell>
          <table:table-cell office:value-type="string">
            <text:p>long</text:p>
          </table:table-cell>
          <table:table-cell office:value-type="string">
            <text:p>lat</text:p>
          </table:table-cell>
        </table:table-row>
        <table:table-row table:style-name="ro3">
          <table:table-cell office:value-type="string">
            <text:p>Abadiânia</text:p>
          </table:table-cell>
          <table:table-cell office:value-type="string">
            <text:p>-48.8473</text:p>
          </table:table-cell>
          <table:table-cell office:value-type="string">
            <text:p>-16.1855</text:p>
          </table:table-cell>
        </table:table-row>
        <table:table-row table:style-name="ro3">
          <table:table-cell office:value-type="string">
            <text:p>Alexânia</text:p>
          </table:table-cell>
          <table:table-cell office:value-type="string">
            <text:p>-48.5542</text:p>
          </table:table-cell>
          <table:table-cell office:value-type="string">
            <text:p>-16.0593</text:p>
          </table:table-cell>
        </table:table-row>
        <table:table-row table:style-name="ro3">
          <table:table-cell office:value-type="string">
            <text:p>Buritis</text:p>
          </table:table-cell>
          <table:table-cell office:value-type="string">
            <text:p>-46.7593</text:p>
          </table:table-cell>
          <table:table-cell office:value-type="string">
            <text:p>-15.5396</text:p>
          </table:table-cell>
        </table:table-row>
        <table:table-row table:style-name="ro3">
          <table:table-cell office:value-type="string">
            <text:p>Água Fria de Goiás</text:p>
          </table:table-cell>
          <table:table-cell office:value-type="string">
            <text:p>-47.8615</text:p>
          </table:table-cell>
          <table:table-cell office:value-type="string">
            <text:p>-14.8987</text:p>
          </table:table-cell>
        </table:table-row>
        <table:table-row table:style-name="ro3">
          <table:table-cell office:value-type="string">
            <text:p>Águas Lindas GO</text:p>
          </table:table-cell>
          <table:table-cell office:value-type="string">
            <text:p>-48.3177</text:p>
          </table:table-cell>
          <table:table-cell office:value-type="string">
            <text:p>-15.7571</text:p>
          </table:table-cell>
        </table:table-row>
        <table:table-row table:style-name="ro3">
          <table:table-cell office:value-type="string">
            <text:p>Cabeceiras</text:p>
          </table:table-cell>
          <table:table-cell office:value-type="string">
            <text:p>-47.0524</text:p>
          </table:table-cell>
          <table:table-cell office:value-type="string">
            <text:p>-15.7719</text:p>
          </table:table-cell>
        </table:table-row>
        <table:table-row table:style-name="ro3">
          <table:table-cell office:value-type="string">
            <text:p>Cabeceira Grande</text:p>
          </table:table-cell>
          <table:table-cell office:value-type="string">
            <text:p>-47.1068</text:p>
          </table:table-cell>
          <table:table-cell office:value-type="string">
            <text:p>-16.0604</text:p>
          </table:table-cell>
        </table:table-row>
        <table:table-row table:style-name="ro3">
          <table:table-cell office:value-type="string">
            <text:p>Cristalina</text:p>
          </table:table-cell>
          <table:table-cell office:value-type="string">
            <text:p>-47.6978</text:p>
          </table:table-cell>
          <table:table-cell office:value-type="string">
            <text:p>-16.6659</text:p>
          </table:table-cell>
        </table:table-row>
        <table:table-row table:style-name="ro3">
          <table:table-cell office:value-type="string">
            <text:p>Cidade Ocidental</text:p>
          </table:table-cell>
          <table:table-cell office:value-type="string">
            <text:p>-47.8214</text:p>
          </table:table-cell>
          <table:table-cell office:value-type="string">
            <text:p>-16.1486</text:p>
          </table:table-cell>
        </table:table-row>
        <table:table-row table:style-name="ro3">
          <table:table-cell office:value-type="string">
            <text:p>Cocalzinho de Goiás</text:p>
          </table:table-cell>
          <table:table-cell office:value-type="string">
            <text:p>-48.7075</text:p>
          </table:table-cell>
          <table:table-cell office:value-type="string">
            <text:p>-15.6776</text:p>
          </table:table-cell>
        </table:table-row>
        <table:table-row table:style-name="ro3">
          <table:table-cell office:value-type="string">
            <text:p>Corumbá de Goiás</text:p>
          </table:table-cell>
          <table:table-cell office:value-type="string">
            <text:p>-48.7723</text:p>
          </table:table-cell>
          <table:table-cell office:value-type="string">
            <text:p>-15.9326</text:p>
          </table:table-cell>
        </table:table-row>
        <table:table-row table:style-name="ro3">
          <table:table-cell office:value-type="string">
            <text:p>Formosa</text:p>
          </table:table-cell>
          <table:table-cell office:value-type="string">
            <text:p>-47.2985</text:p>
          </table:table-cell>
          <table:table-cell office:value-type="string">
            <text:p>-15.3512</text:p>
          </table:table-cell>
        </table:table-row>
        <table:table-row table:style-name="ro3">
          <table:table-cell office:value-type="string">
            <text:p>Luziânia</text:p>
          </table:table-cell>
          <table:table-cell office:value-type="string">
            <text:p>-48.1307</text:p>
          </table:table-cell>
          <table:table-cell office:value-type="string">
            <text:p>-16.4509</text:p>
          </table:table-cell>
        </table:table-row>
        <table:table-row table:style-name="ro3">
          <table:table-cell office:value-type="string">
            <text:p>Mimoso de GO</text:p>
          </table:table-cell>
          <table:table-cell office:value-type="string">
            <text:p>-48.3144</text:p>
          </table:table-cell>
          <table:table-cell office:value-type="string">
            <text:p>-14.9712</text:p>
          </table:table-cell>
        </table:table-row>
        <table:table-row table:style-name="ro3">
          <table:table-cell office:value-type="string">
            <text:p>Novo Gama</text:p>
          </table:table-cell>
          <table:table-cell office:value-type="string">
            <text:p>-48.1167</text:p>
          </table:table-cell>
          <table:table-cell office:value-type="string">
            <text:p>-16.1381</text:p>
          </table:table-cell>
        </table:table-row>
        <table:table-row table:style-name="ro3">
          <table:table-cell office:value-type="string">
            <text:p>Sto Antonio Descoberto</text:p>
          </table:table-cell>
          <table:table-cell office:value-type="string">
            <text:p>-48.3216</text:p>
          </table:table-cell>
          <table:table-cell office:value-type="string">
            <text:p>-16.1136</text:p>
          </table:table-cell>
        </table:table-row>
        <table:table-row table:style-name="ro3">
          <table:table-cell office:value-type="string">
            <text:p>Padre Bernardo</text:p>
          </table:table-cell>
          <table:table-cell office:value-type="string">
            <text:p>-48.4015</text:p>
          </table:table-cell>
          <table:table-cell office:value-type="string">
            <text:p>-15.3163</text:p>
          </table:table-cell>
        </table:table-row>
        <table:table-row table:style-name="ro3">
          <table:table-cell office:value-type="string">
            <text:p>Pirenópolis</text:p>
          </table:table-cell>
          <table:table-cell office:value-type="string">
            <text:p>-49.0865</text:p>
          </table:table-cell>
          <table:table-cell office:value-type="string">
            <text:p>-15.7928</text:p>
          </table:table-cell>
        </table:table-row>
        <table:table-row table:style-name="ro3">
          <table:table-cell office:value-type="string">
            <text:p>Planaltina</text:p>
          </table:table-cell>
          <table:table-cell office:value-type="string">
            <text:p>-47.8423</text:p>
          </table:table-cell>
          <table:table-cell office:value-type="string">
            <text:p>-15.2359</text:p>
          </table:table-cell>
        </table:table-row>
        <table:table-row table:style-name="ro3">
          <table:table-cell office:value-type="string">
            <text:p>Unaí</text:p>
          </table:table-cell>
          <table:table-cell office:value-type="string">
            <text:p>-46.9497</text:p>
          </table:table-cell>
          <table:table-cell office:value-type="string">
            <text:p>-16.4303</text:p>
          </table:table-cell>
        </table:table-row>
        <table:table-row table:style-name="ro3">
          <table:table-cell office:value-type="string">
            <text:p>Valp. Goiás</text:p>
          </table:table-cell>
          <table:table-cell office:value-type="string">
            <text:p>-48.0027</text:p>
          </table:table-cell>
          <table:table-cell office:value-type="string">
            <text:p>-16.1045</text:p>
          </table:table-cell>
        </table:table-row>
        <table:table-row table:style-name="ro3">
          <table:table-cell office:value-type="string">
            <text:p>Vila Boa</text:p>
          </table:table-cell>
          <table:table-cell office:value-type="string">
            <text:p>-47.1172</text:p>
          </table:table-cell>
          <table:table-cell office:value-type="string">
            <text:p>-14.9761</text:p>
          </table:table-cell>
        </table:table-row>
        <table:table-row table:style-name="ro3" table:number-rows-repeated="104855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3-06-28T09:41:03</meta:creation-date>
    <dc:date>2013-06-28T12:06:30</dc:date>
    <dc:creator>Antonio </dc:creator>
    <meta:editing-duration>PT34M32S</meta:editing-duration>
    <meta:editing-cycles>40</meta:editing-cycles>
    <meta:generator>LibreOffice/3.5$Linux_X86_64 LibreOffice_project/350m1$Build-2</meta:generator>
    <meta:document-statistic meta:table-count="3" meta:cell-count="69" meta:object-count="0"/>
  </office:meta>
</office:document-meta>
</file>